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2f4a" officeooo:paragraph-rsid="001e2f4a"/>
    </style:style>
    <style:style style:name="P2" style:family="paragraph" style:parent-style-name="Standard" style:list-style-name="L1">
      <style:text-properties officeooo:rsid="001e2f4a" officeooo:paragraph-rsid="001e2f4a"/>
    </style:style>
    <style:style style:name="P3" style:family="paragraph" style:parent-style-name="Standard" style:list-style-name="L1">
      <style:text-properties officeooo:rsid="001e2f4a" officeooo:paragraph-rsid="001eee29"/>
    </style:style>
    <style:style style:name="P4" style:family="paragraph" style:parent-style-name="Standard" style:list-style-name="L1">
      <style:text-properties officeooo:rsid="001e2f4a" officeooo:paragraph-rsid="0020e985"/>
    </style:style>
    <style:style style:name="P5" style:family="paragraph" style:parent-style-name="Standard">
      <style:text-properties officeooo:rsid="0023c9e7" officeooo:paragraph-rsid="0023c9e7"/>
    </style:style>
    <style:style style:name="P6" style:family="paragraph" style:parent-style-name="Standard" style:list-style-name="L1">
      <style:text-properties officeooo:rsid="0023c9e7" officeooo:paragraph-rsid="0023c9e7"/>
    </style:style>
    <style:style style:name="P7" style:family="paragraph" style:parent-style-name="Standard" style:list-style-name="L1">
      <style:text-properties officeooo:rsid="0021fe46" officeooo:paragraph-rsid="0021fe46"/>
    </style:style>
    <style:style style:name="P8" style:family="paragraph" style:parent-style-name="Standard">
      <style:text-properties officeooo:rsid="0024e3b9" officeooo:paragraph-rsid="0024e3b9"/>
    </style:style>
    <style:style style:name="T1" style:family="text">
      <style:text-properties officeooo:rsid="001eee29" fo:background-color="#81d41a" loext:char-shading-value="0"/>
    </style:style>
    <style:style style:name="T2" style:family="text">
      <style:text-properties officeooo:rsid="0021fe46"/>
    </style:style>
    <style:style style:name="T3" style:family="text">
      <style:text-properties officeooo:rsid="0024e3b9"/>
    </style:style>
    <style:style style:name="T4" style:family="text">
      <style:text-properties officeooo:rsid="0024e58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951664113" text:style-name="L1">
        <text:list-item>
          <text:p text:style-name="P2">1-Filter by UpperCase <text:span text:style-name="T1">done</text:span></text:p>
        </text:list-item>
        <text:list-item>
          <text:p text:style-name="P3">2-Filter by Phone Number <text:span text:style-name="T1">done</text:span></text:p>
        </text:list-item>
        <text:list-item>
          <text:p text:style-name="P4">3-Filter by Deparment <text:span text:style-name="T1">done</text:span></text:p>
        </text:list-item>
        <text:list-item>
          <text:p text:style-name="P2">4-Filter by space. <text:span text:style-name="T2">Ask Alex</text:span></text:p>
        </text:list-item>
        <text:list-item>
          <text:p text:style-name="P6">5-Filter if the character does not match</text:p>
        </text:list-item>
        <text:list-item>
          <text:p text:style-name="P7"><text:span text:style-name="T3">6</text:span>-type center of global engagement, does not look for global engagement. Found a solution for it..</text:p>
        </text:list-item>
        <text:list-item>
          <text:p text:style-name="P6"><text:span text:style-name="T3">7</text:span>-Filter by similarities as the number 5 indicates</text:p>
        </text:list-item>
        <text:list-item>
          <text:p text:style-name="P2"><text:span text:style-name="T3">8</text:span>-Put the cursor on the input</text:p>
        </text:list-item>
        <text:list-item>
          <text:p text:style-name="P2"><text:span text:style-name="T3">9</text:span>-Design </text:p>
        </text:list-item>
      </text:list>
      <text:p text:style-name="P1"/>
      <text:p text:style-name="P5">IDEAS</text:p>
      <text:p text:style-name="P5"><text:s/>Every time an user type a word, the backend, separate the space and add a comma</text:p>
      <text:p text:style-name="P5">Or deleting the character that the user types and send to the backend, a comma.</text:p>
      <text:p text:style-name="P5"/>
      <text:p text:style-name="P8">On 5. Would be fine to split the world after an space and add the comma in the backend, or to type the name without comma in the back end and show it with comma in the front. With that being said, <text:span text:style-name="T4">the user just have to type the name without comma. But we get back to the same problem if the user types a <text:s/>comma or a dot before the first name.</text:span></text:p>
      <text:p text:style-name="P5"/>
      <text:p text:style-name="P5">Questions</text:p>
      <text:p text:style-name="P5">Every time an user type a word, how to separate it and add the comma </text:p>
      <text:p text:style-name="P5"/>
      <text:p text:style-name="P5">There would be a conflict if the user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8T14:05:34.575692438</meta:creation-date>
    <dc:date>2022-01-27T10:59:30.887646162</dc:date>
    <meta:editing-duration>PT1H43M3S</meta:editing-duration>
    <meta:editing-cycles>5</meta:editing-cycles>
    <meta:generator>LibreOffice/7.1.7.2$Linux_X86_64 LibreOffice_project/10$Build-2</meta:generator>
    <meta:document-statistic meta:table-count="0" meta:image-count="0" meta:object-count="0" meta:page-count="1" meta:paragraph-count="16" meta:word-count="194" meta:character-count="974" meta:non-whitespace-character-count="800"/>
  </office:meta>
</office:document-meta>
</file>